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ff99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106cm" svg:stroke-color="#00ff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106cm" svg:stroke-color="#0000f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106cm" svg:stroke-color="#00ff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106cm" svg:stroke-color="#9900f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106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106cm" svg:stroke-color="#a64d79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>
      <style:graphic-properties style:protect="size"/>
    </style:style>
    <style:style style:name="pr1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4.451cm" svg:height="2.892cm" svg:x="1.509cm" svg:y="2.538cm">
          <text:p text:style-name="P1"><text:span text:style-name="T1">Files dropped by external publisher into FTP fol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2" draw:text-style-name="P2" draw:layer="layout" svg:width="6.814cm" svg:height="2.577cm" svg:x="6.237cm" svg:y="2.701cm">
          <text:p text:style-name="P3"><text:span text:style-name="T1">moved and organised</text:span></text:p>
          <text:p text:style-name="P3"><text:span text:style-name="T1">to pre-processing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6;p13" draw:style-name="gr3" draw:text-style-name="P2" draw:layer="layout" svg:width="6.356cm" svg:height="2.892cm" svg:x="13.224cm" svg:y="2.538cm">
          <text:p text:style-name="P3"><text:span text:style-name="T2">pre-processing fol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4" draw:text-style-name="P2" draw:layer="layout" svg:width="2.828cm" svg:height="3.947cm" draw:transform="rotate (-1.5707963267949) translate (23.981cm 3.38cm)">
          <text:p text:style-name="P1"><text:span text:style-name="T1"/></text:p>
          <draw:enhanced-geometry draw:mirror-horizontal="false" draw:mirror-vertical="false" draw:text-areas="0 0 ?f25 ?f24" svg:viewBox="0 0 0 0" draw:type="ooxml-bentArrow" draw:modifiers="25000 26898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58;p13" draw:style-name="gr5" draw:text-style-name="P2" draw:layer="layout" svg:width="4.852cm" svg:height="1.961cm" svg:x="19.581cm" svg:y="1.733cm">
          <text:p text:style-name="P3"><text:span text:style-name="T1">organised into</text:span></text:p>
          <text:p text:style-name="P3"><text:span text:style-name="T1">ready-for-inges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2" draw:text-style-name="P2" draw:layer="layout" svg:width="8.342cm" svg:height="1.558cm" draw:transform="rotate (0.14468779499033) translate (13.937cm 6.619cm)">
          <text:p text:style-name="P3"><text:span text:style-name="T1">No exceptions</text:span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0;p13" draw:style-name="gr6" draw:text-style-name="P2" draw:layer="layout" svg:width="6.668cm" svg:height="2.892cm" svg:x="7.104cm" svg:y="5.883cm">
          <text:p text:style-name="P3"><text:span text:style-name="T2">ready-for-ingestion folder</text:span></text:p>
          <text:p text:style-name="P3"><text:span text:style-name="T1"/></text:p>
          <text:p text:style-name="P3"><text:span text:style-name="T1">ingested into Roset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3" draw:style-name="gr7" draw:text-style-name="P2" draw:layer="layout" svg:width="1.555cm" svg:height="3.707cm" draw:transform="rotate (-0.385019632989949) translate (22.229cm 6.651cm)">
          <text:p text:style-name="P1"><text:span text:style-name="T1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Google Shape;62;p13" draw:style-name="gr5" draw:text-style-name="P2" draw:layer="layout" svg:width="3.046cm" svg:height="1.961cm" svg:x="18.959cm" svg:y="7.756cm">
          <text:p text:style-name="P1"><text:span text:style-name="T1">processing exce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3" draw:style-name="gr2" draw:text-style-name="P2" draw:layer="layout" svg:width="5.732cm" svg:height="2.892cm" svg:x="18.685cm" svg:y="10.783cm">
          <text:p text:style-name="P3"><text:span text:style-name="T2">for-review folder</text:span></text:p>
          <text:p text:style-name="P3"><text:span text:style-name="T1"/></text:p>
          <text:p text:style-name="P3"><text:span text:style-name="T1">Librarian corrects exce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3" draw:style-name="gr2" draw:text-style-name="P2" draw:layer="layout" svg:width="5.253cm" svg:height="1.558cm" draw:transform="rotate (-0.603709388264839) translate (14.259cm 8.384cm)">
          <text:p text:style-name="P3"><text:span text:style-name="T1">Moved to ready</text:span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5;p13" draw:style-name="gr4" draw:text-style-name="P2" draw:layer="layout" svg:width="2.828cm" svg:height="2.929cm" draw:transform="rotate (-1.5707963267949) translate (6.851cm 7.008cm)">
          <text:p text:style-name="P1"><text:span text:style-name="T1"/></text:p>
          <draw:enhanced-geometry draw:mirror-horizontal="true" draw:mirror-vertical="false" draw:text-areas="0 0 ?f25 ?f24" svg:viewBox="0 0 0 0" draw:type="ooxml-bentArrow" draw:modifiers="25000 26898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66;p13" draw:style-name="gr8" draw:text-style-name="P2" draw:layer="layout" svg:width="6.356cm" svg:height="2.892cm" svg:x="1.509cm" svg:y="10.107cm">
          <text:p text:style-name="P3"><text:span text:style-name="T2">post-processed folder</text:span></text:p>
          <text:p text:style-name="P3"><text:span text:style-name="T1"/></text:p>
          <text:p text:style-name="P3"><text:span text:style-name="T1">(and eventually delete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3" draw:style-name="gr5" draw:text-style-name="P2" draw:layer="layout" svg:width="12.045cm" svg:height="1.332cm" svg:x="1.509cm" svg:y="0.401cm">
          <text:p text:style-name="P1"><text:span text:style-name="T3">Fairfax ingestion workflow st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9" draw:layer="layout" svg:width="16.933cm" svg:height="9.524cm" svg:x="1.059cm" svg:y="1.905cm" draw:page-number="1" presentation:class="page"/>
          <draw:frame draw:name="Google Shape;52;p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4"/>
    <meta:generator>LibreOfficeDev/6.0.5.2$Linux_X86_64 LibreOffice_project/</meta:generator>
  </office:meta>
</office:document-meta>
</file>